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Text_20_body"/>
      <text:p text:style-name="Text_20_body"/>
      <text:p text:style-name="Text_20_body">Elara sin perder tiempo comienza a bajar por la escalera.</text:p>
      <text:p text:style-name="Text_20_body">el agua sigue bajando.</text:p>
      <text:p text:style-name="Text_20_body">la urgencia la invade, debe salir de alli cuando antes.</text:p>
      <text:p text:style-name="Text_20_body">Morgerathus podria volver.</text:p>
      <text:p text:style-name="Text_20_body"/>
      <text:p text:style-name="Text_20_body">la escalera termina en una cornisa estrecha, un largo pasillo que bordea la pared de piedra, y que termina en La entrada a un tunel que aparece algunos metros mas adelante.</text:p>
      <text:p text:style-name="Text_20_body">Elara se acerca con cuidado, ha aprendido a moverse con mucha precaucion dentro del castillo de Morgerathus.</text:p>
      <text:p text:style-name="Text_20_body">El tunel tiene un aspecto terrible, oscuro, humedo, las piedras de las paredes todavia chorrean agua.</text:p>
      <text:p text:style-name="Text_20_body">pero al final del tunel, una debil luz natural rompe la oscuridad.</text:p>
      <text:p text:style-name="Text_20_body"/>
      <text:p text:style-name="Text_20_body">Es posiblemente una salida al exterior, tiene que serlo.</text:p>
      <text:p text:style-name="Text_20_body">comienza a caminar despacio, esperando encontrar alguna trampa, el castillo es el infierno y un descuido podria ser mortal.</text:p>
      <text:p text:style-name="Text_20_body">paso a paso se adentra en la oscuridad.</text:p>
      <text:p text:style-name="Text_20_body">apenas habia avanzado unos pasos cuando un fuerte golpe metalico retumbo, clanck.</text:p>
      <text:p text:style-name="Text_20_body">seguido por el sonido inconfundible de engranajes oxidados que empiezan a girar.</text:p>
      <text:p text:style-name="Text_20_body">Elara se gira rapidamente para ver como una reja de hierro cae del techo cerrando de un golpe la entrada del tunel.</text:p>
      <text:p text:style-name="Text_20_body">Ya no hay vuelta atras, Elara esta atrapada en el tunel, la unica opcion es seguir avanzando.</text:p>
      <text:p text:style-name="Text_20_body"/>
      <text:p text:style-name="Text_20_body">con resignacion continua caminando. </text:p>
      <text:p text:style-name="Text_20_body">cuando un fuerte sonido de agua cayendo, un estruendo, la sorprende nuevamente.</text:p>
      <text:p text:style-name="Text_20_body">el sonido viene de todas partes, Elara corre, y entonces lo ve.</text:p>
      <text:p text:style-name="Text_20_body">un torrente de agua esta entrando por la entrada del tunel como una gigantesca ola.</text:p>
      <text:p text:style-name="Text_20_body">no hay escapatoria. no hay tiempo.</text:p>
      <text:p text:style-name="Text_20_body">Elara se prepara para el choque con la corriente de agua que avanza por el pasillo a gran velocidad.</text:p>
      <text:p text:style-name="Text_20_body"><text:soft-page-break/>Coge una bocanada de aire, y la ola la golpea con fuerza, arrastrandola hacia el interior.</text:p>
      <text:p text:style-name="Text_20_body"/>
      <text:p text:style-name="Text_20_body"/>
      <text:p text:style-name="Horizontal_20_Line"/>
      <text:h text:style-name="Heading_20_3" text:outline-level="3"><text:span text:style-name="Emphasis"/></text:h>
      <text:h text:style-name="Heading_20_4" text:outline-level="4"><text:span text:style-name="Emphasis">"Y cuando la esperanza brilla al final del túnel, la oscuridad recuerda su dominio."</text:span></text:h>
      <text:p text:style-name="Text_20_body"/>
      <text:p text:style-name="Text_20_body">El nivel del agua seguía descendiendo lentamente, revelando más de la estructura sumergida, pero aún era imposible saber cuánto tiempo quedaba antes de que todo volviera a llenarse. La urgencia crecía en su pecho como un tambor de guerra: <text:span text:style-name="Strong_20_Emphasis">tenía que salir de allí cuanto antes.</text:span></text:p>
      <text:p text:style-name="Text_20_body">Elara descendió hasta donde los peldaños se desvanecían en una estrecha cornisa adosada a la roca, un pasadizo sombrío que bordeaba la inmensa cámara subterránea. Sus pies se movían con sigilo absoluto, como si el eco de cada paso pudiera despertar algo que aún dormía en lo profundo. Al fondo, apenas visible entre sombras, una abertura de forma irregular interrumpía el muro de piedra: un túnel.</text:p>
      <text:p text:style-name="Text_20_body">La joven se detuvo un instante. El túnel se alzaba ante ella como la garganta de una criatura antigua, húmedo, oscuro, con las paredes aún chorreando agua de la última inundación. Un hedor metálico y terroso emanaba de su interior. Sin embargo, al final de aquel angosto corredor, una frágil <text:span text:style-name="Strong_20_Emphasis">luz natural rompía la penumbra.</text:span></text:p>
      <text:p text:style-name="Text_20_body"><text:span text:style-name="Emphasis">Una salida.</text:span></text:p>
      <text:p text:style-name="Text_20_body">Un nudo de esperanza se formó en su pecho. Avanzó con cautela, sabiendo que la traición y el engaño eran las reglas del castillo de Morgerathus. Cada piedra podía ocultar una trampa, cada sombra un espectro. Elara lo había aprendido a la fuerza.</text:p>
      <text:p text:style-name="Text_20_body">Y entonces, apenas había dado media docena de pasos dentro del túnel, un estruendo metálico estalló a su espalda.</text:p>
      <text:p text:style-name="Text_20_body"><text:span text:style-name="Strong_20_Emphasis">¡CLANK!</text:span></text:p>
      <text:p text:style-name="Text_20_body">Giró en seco, justo a tiempo para ver una pesada reja de hierro caer del techo, cerrándose con violencia tras de sí. La entrada había desaparecido. Estaba atrapada.</text:p>
      <text:p text:style-name="Text_20_body">La única opción: avanzar.</text:p>
      <text:p text:style-name="Text_20_body">Apretó los dientes con rabia y resignación, y siguió adelante. La tenue luz del otro extremo era su única guía. Pero entonces…</text:p>
      <text:p text:style-name="Text_20_body">Un rugido ensordecedor quebró el silencio.</text:p>
      <text:p text:style-name="Text_20_body">Un sonido húmedo, monstruoso, <text:span text:style-name="Strong_20_Emphasis">como una catarata furiosa desatada en el corazón de la piedra.</text:span> Venía de todas partes. Elara se detuvo, el cuerpo en tensión. El suelo temblaba bajo sus pies.</text:p>
      <text:p text:style-name="Text_20_body">Y entonces, lo vio.</text:p>
      <text:p text:style-name="Text_20_body"><text:soft-page-break/>Una <text:span text:style-name="Strong_20_Emphasis">pared de agua</text:span> avanzaba a toda velocidad por el túnel, un torrente descomunal liberado por algún mecanismo ancestral. Como una bestia enfurecida, venía a devorarlo todo.</text:p>
      <text:p text:style-name="Text_20_body"><text:span text:style-name="Strong_20_Emphasis">No había escapatoria. No había tiempo.</text:span></text:p>
      <text:p text:style-name="Text_20_body">Elara inspiró con fuerza, llenando sus pulmones en una última bocanada desesperada de aire puro, y cerró los ojos justo antes del impacto.</text:p>
      <text:p text:style-name="Text_20_body">El agua la golpeó como un muro sólido, la arrojó contra la pared y la arrastró como una hoja atrapada en una tormenta. Brazos y piernas chocaban contra las piedras. El túnel se volvió una prisión líquida, oscura, sin dirección ni salida.</text:p>
      <text:p text:style-name="Text_20_body">Girando sin control, su mente aún consciente solo de una certeza: <text:span text:style-name="Strong_20_Emphasis">iba a morir ahogada.</text:span></text:p>
      <text:p text:style-name="Text_20_body">Luchaba por nadar, pero el agua lo llenaba todo. Las paredes eran inalcanzables. La luz de la salida había desaparecido. El ruido era un estruendo sordo y lejano.</text:p>
      <text:p text:style-name="Text_20_body">Su pecho ardía.<text:line-break/>Sus músculos temblaban.<text:line-break/><text:span text:style-name="Strong_20_Emphasis">El aire se agotaba.</text:span></text:p>
      <text:p text:style-name="Text_20_body">Elara abría los ojos, pero todo era negro. Un abismo líquido sin fin. Y ella, sola.</text:p>
      <text:p text:style-name="Text_20_body">La espada mágica, aferrada aún a su mano, brillaba tenuemente, como si resistiera el olvido, como si <text:span text:style-name="Strong_20_Emphasis">se negara a dejarla partir.</text:span></text:p>
      <text:p text:style-name="Text_20_body">Pero el cuerpo de Elara empezaba a ceder.<text:line-break/>La oscuridad la abrazaba.</text:p>
      <text:p text:style-name="Text_20_body"><text:span text:style-name="Strong_20_Emphasis">Y entonces, el silencio.</text:span></text:p>
      <text:p text:style-name="Text_20_body"><text:span text:style-name="Strong_20_Emphasis"/></text:p>
      <text:p text:style-name="Text_20_body"><text:span text:style-name="Strong_20_Emphasis"/></text:p>
      <text:p text:style-name="Horizontal_20_Line"/>
      <text:h text:style-name="Heading_20_3" text:outline-level="3"><text:span text:style-name="Emphasis">Fragmento estilo Lovecraft</text:span></text:h>
      <text:h text:style-name="Heading_20_4" text:outline-level="4"><text:span text:style-name="Emphasis">"Y los abismos, en su inmemorial vigilia, despertaron."</text:span></text:h>
      <text:p text:style-name="Text_20_body">El descenso de Elara por la escalera húmeda y musgosa parecía arrastrarla no hacia la salvación, sino hacia alguna ignota profundidad donde la luz no osaba morar. Cada peldaño crujía como si el castillo mismo gimiera con un lamento olvidado por el tiempo. En lo alto, la bóveda de piedra ya no ofrecía promesas de escape, sino la opresiva certeza de lo ineludible.</text:p>
      <text:p text:style-name="Text_20_body">El agua retrocedía, sí, pero no con alivio, sino con una especie de premonición maligna, como si el mismísimo castillo estuviera preparándose para un acto final, un último y monstruoso aliento.</text:p>
      <text:p text:style-name="Text_20_body">El túnel emergió ante sus ojos como la garganta de una deidad antigua, esculpido en la roca no por manos humanas, sino por fuerzas que desafían la comprensión. A lo lejos, una luz —débiles hebras de claridad natural— titilaba como la llama de una vela en una cripta.</text:p>
      <text:p text:style-name="Text_20_body"><text:soft-page-break/>Y entonces, <text:span text:style-name="Emphasis">el sonido</text:span>.</text:p>
      <text:p text:style-name="Text_20_body">No era un ruido mecánico normal, sino un estertor sepulcral, el chirrido de engranajes cuya existencia antecedía a los registros del hombre. Con un golpe brutal y final, una reja cayó desde lo alto, sellando el pasaje por el que había llegado. Elara estaba sola con las piedras, el agua y la oscuridad milenaria.</text:p>
      <text:p text:style-name="Text_20_body">El estruendo que siguió fue indescriptible. No solo audible, sino <text:span text:style-name="Emphasis">sentido</text:span> en los huesos, en la sangre. Como si todo el castillo —toda la tierra— se abriera para liberar algo olvidado por siglos.</text:p>
      <text:p text:style-name="Text_20_body">Y entonces, vino <text:span text:style-name="Strong_20_Emphasis">el agua</text:span>.</text:p>
      <text:p text:style-name="Text_20_body">No un flujo, no una simple corriente, sino <text:span text:style-name="Strong_20_Emphasis">una ola ciclópea</text:span> y grotesca, desatada por los mismos mecanismos que mantenían las fauces del infierno cerradas. El rugido del torrente era el rugido de mundos sumergidos, de prisiones húmedas donde los dioses primigenios yacían soñando con la destrucción.</text:p>
      <text:p text:style-name="Text_20_body">Elara apenas tuvo tiempo de llenar sus pulmones con aire antes de que el diluvio la engullera. Fue azotada contra la roca, arrastrada sin piedad por pasillos angostos que parecían retorcerse como intestinos de alguna criatura viva. La oscuridad no era mera falta de luz, era <text:span text:style-name="Strong_20_Emphasis">una entidad</text:span>, una sustancia pesada, viva, consciente de su presa.</text:p>
      <text:p text:style-name="Text_20_body">Giraba en el agua como una marioneta rota, su voluntad aplastada por la violencia del flujo. Los muros no eran piedra: eran garras. El túnel no era un túnel: era una trampa que había esperado eones por una víctima.</text:p>
      <text:p text:style-name="Text_20_body">Y aún así… algo brillaba.</text:p>
      <text:p text:style-name="Text_20_body">La espada.<text:line-break/>Su espada.<text:line-break/>Un fragmento de voluntad arcana, un vestigio de resistencia frente al poder cósmico de la aniquilación. Se aferraba a ella como quien se aferra al recuerdo de un mundo cuerdo.</text:p>
      <text:p text:style-name="Text_20_body">Pero el aire se extinguía.<text:line-break/>El cuerpo cedía.<text:line-break/>Y la mente… se acercaba al umbral de lo inenarrable.</text:p>
      <text:p text:style-name="Text_20_body"><text:span text:style-name="Strong_20_Emphasis">El abismo la reclamaba.</text:span></text:p>
      <text:p text:style-name="Text_20_body"><text:span text:style-name="Strong_20_Emphasis"/></text:p>
      <text:p text:style-name="Horizontal_20_Line"/>
      <text:p text:style-name="Text_20_body"/>
      <text:p text:style-name="Text_20_body"/>
      <text:h text:style-name="Heading_20_3" text:outline-level="3"><text:soft-page-break/><text:span text:style-name="Emphasis">Fragmento estilo Edgar Allan Poe</text:span></text:h>
      <text:h text:style-name="Heading_20_4" text:outline-level="4"><text:span text:style-name="Emphasis">“Y la noche, con sus alas de agua, descendió sobre mí.”</text:span></text:h>
      <text:p text:style-name="Text_20_body">Paso tras paso, Elara descendía por aquella escalera de piedra, húmeda como una tumba recién abierta. El agua, que antes había llenado el lago como un espejo silencioso del terror, retrocedía ahora con la lentitud de un sueño que se disipa al alba. Sin embargo, no era el alivio lo que inundaba su pecho, sino una urgencia sombría, una certeza gélida de que algo aún más terrible acechaba tras el velo del silencio.</text:p>
      <text:p text:style-name="Text_20_body">La escalera moría en una estrecha cornisa, y ante ella se abría un pasadizo tallado en roca, tan húmedo y oscuro que parecía respirar. A lo lejos, una luz— ¡una débil luz natural!— temblaba como una esperanza frágil, agonizante, una mentira ofrecida al alma moribunda.</text:p>
      <text:p text:style-name="Text_20_body">Elara se acercó con pies temblorosos y alma en vilo. Había aprendido, en el breve pero eterno tormento de su estadía en aquel castillo maldito, que cada paso podía ser el último, cada sombra una trampa, cada murmullo una sentencia. Aun así, avanzó.</text:p>
      <text:p text:style-name="Text_20_body">Y entonces, como un látigo golpeando la conciencia, se oyó un sonido metálico —¡clank!— seguido por un lamento mecánico, gutural, que se alzó como un grito en un sepulcro olvidado. Una reja cayó, sellando la entrada tras ella con el sonido inequívoco del encierro. La única salida era hacia adelante.</text:p>
      <text:p text:style-name="Text_20_body">Pero, ¡oh, destino inclemente!<text:line-break/>Un nuevo sonido, un estruendo atroz, desgarró el aire. No era natural. Era como si la misma estructura del castillo, este lugar que parecía vivo con intenciones impías, gimiera con un gozo perverso.</text:p>
      <text:p text:style-name="Text_20_body">Elara sintió el pánico rasgar su alma.</text:p>
      <text:p text:style-name="Text_20_body">Y entonces lo vio.<text:line-break/>El agua.<text:line-break/>No una corriente, no un flujo, sino un torrente despiadado, una furia líquida liberada por alguna voluntad perversa. Avanzaba por el túnel como un monstruo sediento, decidido a reclamarla.</text:p>
      <text:p text:style-name="Text_20_body">Elara, con el corazón latiendo como un tambor fúnebre, apenas tuvo tiempo de aspirar una última bocanada de aire. El golpe fue inmediato. El agua la envolvió con brutalidad, arrancándola del suelo y sumiéndola en un remolino de oscuridad y piedra.</text:p>
      <text:p text:style-name="Text_20_body">Era como si la muerte misma la abrazara.</text:p>
      <text:p text:style-name="Text_20_body">Giraba. Se estrellaba contra los muros. Sentía cómo su voluntad se deshacía, cómo su mente —ya fracturada por el terror— comenzaba a ceder a las mareas de una desesperación sin fondo.</text:p>
      <text:p text:style-name="Text_20_body">Los pulmones le ardían.<text:line-break/>Las fuerzas la abandonaban.<text:line-break/>Y en medio del caos líquido y cruel, un pensamiento la atravesó:<text:line-break/><text:span text:style-name="Emphasis">“¿Es este mi final, en el vientre húmedo de esta criatura de piedra y sombra?”</text:span></text:p>
      <text:p text:style-name="Text_20_body">Pero la respuesta no llegaba.<text:line-break/>Solo el estrépito del agua y la mirada ciega de la oscuridad.</text:p>
      <text:p text:style-name="Text_20_body"><text:soft-page-break/>Y así, atrapada en un túnel sin cielo, Elara descendía hacia el abrazo insondable del abismo, donde ni los gritos ni la esperanza podían sobrevivir.</text:p>
      <text:p text:style-name="Text_20_body"><text:span text:style-name="Strong_20_Emphasis"/></text:p>
      <text:p text:style-name="Text_20_body"><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24T10:20:41.977000000</meta:creation-date>
    <dc:date>2025-04-24T10:41:27.115000000</dc:date>
    <meta:editing-duration>PT10M34S</meta:editing-duration>
    <meta:editing-cycles>4</meta:editing-cycles>
    <meta:generator>LibreOffice/7.3.5.2$Windows_X86_64 LibreOffice_project/184fe81b8c8c30d8b5082578aee2fed2ea847c01</meta:generator>
    <meta:document-statistic meta:table-count="0" meta:image-count="0" meta:object-count="0" meta:page-count="6" meta:paragraph-count="78" meta:word-count="1748" meta:character-count="10246" meta:non-whitespace-character-count="8575"/>
  </office:meta>
</office:document-meta>
</file>